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2">
      <style:paragraph-properties fo:margin-left="0cm" fo:margin-right="0cm" fo:text-indent="0cm" style:auto-text-indent="false"/>
    </style:style>
    <style:style style:name="P2" style:family="paragraph" style:parent-style-name="Standard">
      <style:text-properties officeooo:paragraph-rsid="001e6f29"/>
    </style:style>
    <style:style style:name="P3" style:family="paragraph" style:parent-style-name="Text_20_body">
      <style:paragraph-properties fo:margin-left="0cm" fo:margin-right="0cm" fo:text-indent="0cm" style:auto-text-indent="false"/>
    </style:style>
    <style:style style:name="P4" style:family="paragraph" style:parent-style-name="Text_20_body" style:list-style-name="L1">
      <style:paragraph-properties fo:margin-left="0cm" fo:margin-right="0cm" fo:text-indent="0cm" style:auto-text-indent="false"/>
    </style:style>
    <style:style style:name="P5" style:family="paragraph" style:parent-style-name="Text_20_body" style:list-style-name="L1">
      <style:paragraph-properties fo:text-indent="0cm" style:auto-text-indent="false"/>
    </style:style>
    <style:style style:name="P6" style:family="paragraph" style:parent-style-name="Text_20_body" style:list-style-name="L2">
      <style:paragraph-properties fo:margin-left="0cm" fo:margin-right="0cm" fo:text-indent="0cm" style:auto-text-indent="false"/>
    </style:style>
    <style:style style:name="P7" style:family="paragraph" style:parent-style-name="Text_20_body" style:list-style-name="L2">
      <style:paragraph-properties fo:text-indent="0cm" style:auto-text-indent="false"/>
    </style:style>
    <style:style style:name="P8" style:family="paragraph" style:parent-style-name="Text_20_body" style:list-style-name="L3">
      <style:paragraph-properties fo:margin-left="0cm" fo:margin-right="0cm" fo:text-indent="0cm" style:auto-text-indent="false"/>
    </style:style>
    <style:style style:name="P9" style:family="paragraph" style:parent-style-name="Text_20_body" style:list-style-name="L3">
      <style:paragraph-properties fo:text-indent="0cm" style:auto-text-indent="false"/>
    </style:style>
    <style:style style:name="T1" style:family="text">
      <style:text-properties officeooo:rsid="001e6f29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<text:s/></text:span>🔹 Git</text:p>
      <text:p text:style-name="P3"><text:span text:style-name="Strong_20_Emphasis">Git é um salvador de progresso.</text:span></text:p>
      <text:p text:style-name="P3">👉 Ele <text:span text:style-name="Strong_20_Emphasis">guarda todas as mudanças</text:span> que você faz no seu projeto.<text:line-break/>Se algo der errado, você pode <text:span text:style-name="Strong_20_Emphasis">voltar atrás</text:span>.</text:p>
      <text:p text:style-name="P3">📌 Exemplo:<text:line-break/>Você escreve um código hoje, muda amanhã e estraga tudo.<text:line-break/>Com o <text:span text:style-name="Strong_20_Emphasis">Git</text:span>, você volta para a versão que estava funcionando.</text:p>
      <text:p text:style-name="Horizontal_20_Line"/>
      <text:h text:style-name="P1" text:outline-level="2">🔹 GitHub</text:h>
      <text:p text:style-name="P3"><text:span text:style-name="Strong_20_Emphasis">GitHub é onde você guarda esse projeto na internet.</text:span></text:p>
      <text:p text:style-name="P3">👉 Ele permite:</text:p>
      <text:list text:style-name="L1">
        <text:list-item>
          <text:p text:style-name="P4">salvar seus projetos online</text:p>
        </text:list-item>
        <text:list-item>
          <text:p text:style-name="P5">compartilhar com outras pessoas</text:p>
        </text:list-item>
        <text:list-item>
          <text:p text:style-name="P5">mostrar seu trabalho</text:p>
        </text:list-item>
      </text:list>
      <text:p text:style-name="P3">📌 Exemplo:<text:line-break/>Seu computador quebra → seu código continua salvo no <text:span text:style-name="Strong_20_Emphasis">GitHub</text:span>.</text:p>
      <text:p text:style-name="Horizontal_20_Line"/>
      <text:h text:style-name="P1" text:outline-level="2">🧠 Em uma frase só:</text:h>
      <text:list text:style-name="L2">
        <text:list-item>
          <text:p text:style-name="P6"><text:span text:style-name="Strong_20_Emphasis">Git</text:span> → salva o histórico do seu código</text:p>
        </text:list-item>
        <text:list-item>
          <text:p text:style-name="P7"><text:span text:style-name="Strong_20_Emphasis">GitHub</text:span> → guarda esse código na internet</text:p>
        </text:list-item>
      </text:list>
      <text:p text:style-name="Horizontal_20_Line"/>
      <text:h text:style-name="P1" text:outline-level="2">🖐 Exemplo do dia a dia:</text:h>
      <text:list text:style-name="L3">
        <text:list-item>
          <text:p text:style-name="P8"><text:span text:style-name="Strong_20_Emphasis">Git</text:span> é como salvar versões do seu trabalho no Word</text:p>
        </text:list-item>
        <text:list-item>
          <text:p text:style-name="P9"><text:span text:style-name="Strong_20_Emphasis">GitHub</text:span> é como colocar esse trabalho no Google Drive</text:p>
        </text:list-item>
      </text:list>
      <text:p text:style-name="P3">Pronto 😄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30T16:14:42.967809119</meta:creation-date>
    <dc:date>2026-01-30T16:19:34.220356616</dc:date>
    <meta:editing-duration>PT4M53S</meta:editing-duration>
    <meta:editing-cycles>1</meta:editing-cycles>
    <meta:document-statistic meta:table-count="0" meta:image-count="0" meta:object-count="0" meta:page-count="1" meta:paragraph-count="18" meta:word-count="142" meta:character-count="721" meta:non-whitespace-character-count="603"/>
    <meta:generator>1Doc/1.5.0.$MacOSX_X86_64 LibreOffice_project/2f9b6e7260225c6c2c1401d17cb7be8dc4e3347b</meta:generator>
  </office:meta>
</office:document-meta>
</file>